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nalysis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path_len</text:p>
          </table:table-cell>
          <table:table-cell office:value-type="string" calcext:value-type="string">
            <text:p>min_dist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imulation_5.pkl</text:p>
          </table:table-cell>
          <table:table-cell office:value-type="float" office:value="69.5" calcext:value-type="float">
            <text:p>69.5</text:p>
          </table:table-cell>
          <table:table-cell office:value-type="float" office:value="34.3970832543607" calcext:value-type="float">
            <text:p>34.3970832543607</text:p>
          </table:table-cell>
          <table:table-cell office:value-type="float" office:value="0.151987497442934" calcext:value-type="float">
            <text:p>0.151987497442934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7.pkl</text:p>
          </table:table-cell>
          <table:table-cell office:value-type="float" office:value="91.033" calcext:value-type="float">
            <text:p>91.033</text:p>
          </table:table-cell>
          <table:table-cell office:value-type="float" office:value="35.8867948134178" calcext:value-type="float">
            <text:p>35.8867948134178</text:p>
          </table:table-cell>
          <table:table-cell office:value-type="float" office:value="0.0566650802861499" calcext:value-type="float">
            <text:p>0.05666508028615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2.pkl</text:p>
          </table:table-cell>
          <table:table-cell office:value-type="float" office:value="61.333" calcext:value-type="float">
            <text:p>61.333</text:p>
          </table:table-cell>
          <table:table-cell office:value-type="float" office:value="32.9645503901586" calcext:value-type="float">
            <text:p>32.9645503901586</text:p>
          </table:table-cell>
          <table:table-cell office:value-type="float" office:value="0.232067922404897" calcext:value-type="float">
            <text:p>0.232067922404897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10.pkl</text:p>
          </table:table-cell>
          <table:table-cell office:value-type="float" office:value="82" calcext:value-type="float">
            <text:p>82</text:p>
          </table:table-cell>
          <table:table-cell office:value-type="float" office:value="36.4851121871649" calcext:value-type="float">
            <text:p>36.4851121871649</text:p>
          </table:table-cell>
          <table:table-cell office:value-type="float" office:value="0.145970091980696" calcext:value-type="float">
            <text:p>0.145970091980696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3.pkl</text:p>
          </table:table-cell>
          <table:table-cell office:value-type="float" office:value="76.866" calcext:value-type="float">
            <text:p>76.866</text:p>
          </table:table-cell>
          <table:table-cell office:value-type="float" office:value="34.5975957038092" calcext:value-type="float">
            <text:p>34.5975957038092</text:p>
          </table:table-cell>
          <table:table-cell office:value-type="float" office:value="0.107301776577251" calcext:value-type="float">
            <text:p>0.107301776577251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simulation_1.pkl</text:p>
          </table:table-cell>
          <table:table-cell office:value-type="float" office:value="113.433" calcext:value-type="float">
            <text:p>113.433</text:p>
          </table:table-cell>
          <table:table-cell office:value-type="float" office:value="31.829585995614" calcext:value-type="float">
            <text:p>31.829585995614</text:p>
          </table:table-cell>
          <table:table-cell office:value-type="float" office:value="0.190852913298555" calcext:value-type="float">
            <text:p>0.190852913298555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8.pkl</text:p>
          </table:table-cell>
          <table:table-cell office:value-type="float" office:value="80.567" calcext:value-type="float">
            <text:p>80.567</text:p>
          </table:table-cell>
          <table:table-cell office:value-type="float" office:value="33.8165231691789" calcext:value-type="float">
            <text:p>33.8165231691789</text:p>
          </table:table-cell>
          <table:table-cell office:value-type="float" office:value="0.218469288196285" calcext:value-type="float">
            <text:p>0.218469288196285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9.pkl</text:p>
          </table:table-cell>
          <table:table-cell office:value-type="float" office:value="66.4" calcext:value-type="float">
            <text:p>66.4</text:p>
          </table:table-cell>
          <table:table-cell office:value-type="float" office:value="33.3520550883852" calcext:value-type="float">
            <text:p>33.3520550883852</text:p>
          </table:table-cell>
          <table:table-cell office:value-type="float" office:value="0.1393603648078" calcext:value-type="float">
            <text:p>0.1393603648078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6.pkl</text:p>
          </table:table-cell>
          <table:table-cell office:value-type="float" office:value="97.933" calcext:value-type="float">
            <text:p>97.933</text:p>
          </table:table-cell>
          <table:table-cell office:value-type="float" office:value="34.4333295080399" calcext:value-type="float">
            <text:p>34.4333295080399</text:p>
          </table:table-cell>
          <table:table-cell office:value-type="float" office:value="0.33700335558548" calcext:value-type="float">
            <text:p>0.33700335558548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4.pkl</text:p>
          </table:table-cell>
          <table:table-cell office:value-type="float" office:value="70" calcext:value-type="float">
            <text:p>70</text:p>
          </table:table-cell>
          <table:table-cell office:value-type="float" office:value="34.2870122909817" calcext:value-type="float">
            <text:p>34.2870122909817</text:p>
          </table:table-cell>
          <table:table-cell office:value-type="float" office:value="0.0984707176667582" calcext:value-type="float">
            <text:p>0.098470717666758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80.9065" calcext:value-type="float">
            <text:p>80.9065</text:p>
          </table:table-cell>
          <table:table-cell office:value-type="float" office:value="34.2049642401111" calcext:value-type="float">
            <text:p>34.2049642401111</text:p>
          </table:table-cell>
          <table:table-cell office:value-type="float" office:value="0.167814900824681" calcext:value-type="float">
            <text:p>0.167814900824681</text:p>
          </table:table-cell>
          <table:table-cell office:value-type="string" calcext:value-type="string">
            <text:p>100.0% collision</text:p>
          </table:table-cell>
          <table:table-cell office:value-type="string" calcext:value-type="string">
            <text:p>100.0% timeout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float" office:value="69.5" calcext:value-type="float">
            <text:p>69.5</text:p>
          </table:table-cell>
          <table:table-cell office:value-type="float" office:value="34.3970832543607" calcext:value-type="float">
            <text:p>34.3970832543607</text:p>
          </table:table-cell>
          <table:table-cell office:value-type="float" office:value="0.151987497442934" calcext:value-type="float">
            <text:p>0.1519874974429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.033" calcext:value-type="float">
            <text:p>91.033</text:p>
          </table:table-cell>
          <table:table-cell office:value-type="float" office:value="35.8867948134178" calcext:value-type="float">
            <text:p>35.8867948134178</text:p>
          </table:table-cell>
          <table:table-cell office:value-type="float" office:value="0.0566650802861499" calcext:value-type="float">
            <text:p>0.056665080286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.333" calcext:value-type="float">
            <text:p>61.333</text:p>
          </table:table-cell>
          <table:table-cell office:value-type="float" office:value="32.9645503901586" calcext:value-type="float">
            <text:p>32.9645503901586</text:p>
          </table:table-cell>
          <table:table-cell office:value-type="float" office:value="0.232067922404897" calcext:value-type="float">
            <text:p>0.2320679224048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36.4851121871649" calcext:value-type="float">
            <text:p>36.4851121871649</text:p>
          </table:table-cell>
          <table:table-cell office:value-type="float" office:value="0.145970091980696" calcext:value-type="float">
            <text:p>0.1459700919806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.866" calcext:value-type="float">
            <text:p>76.866</text:p>
          </table:table-cell>
          <table:table-cell office:value-type="float" office:value="34.5975957038092" calcext:value-type="float">
            <text:p>34.5975957038092</text:p>
          </table:table-cell>
          <table:table-cell office:value-type="float" office:value="0.107301776577251" calcext:value-type="float">
            <text:p>0.1073017765772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.567" calcext:value-type="float">
            <text:p>80.567</text:p>
          </table:table-cell>
          <table:table-cell office:value-type="float" office:value="33.8165231691789" calcext:value-type="float">
            <text:p>33.8165231691789</text:p>
          </table:table-cell>
          <table:table-cell office:value-type="float" office:value="0.218469288196285" calcext:value-type="float">
            <text:p>0.2184692881962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.4" calcext:value-type="float">
            <text:p>66.4</text:p>
          </table:table-cell>
          <table:table-cell office:value-type="float" office:value="33.3520550883852" calcext:value-type="float">
            <text:p>33.3520550883852</text:p>
          </table:table-cell>
          <table:table-cell office:value-type="float" office:value="0.1393603648078" calcext:value-type="float">
            <text:p>0.13936036480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.933" calcext:value-type="float">
            <text:p>97.933</text:p>
          </table:table-cell>
          <table:table-cell office:value-type="float" office:value="34.4333295080399" calcext:value-type="float">
            <text:p>34.4333295080399</text:p>
          </table:table-cell>
          <table:table-cell office:value-type="float" office:value="0.33700335558548" calcext:value-type="float">
            <text:p>0.337003355585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4.2870122909817" calcext:value-type="float">
            <text:p>34.2870122909817</text:p>
          </table:table-cell>
          <table:table-cell office:value-type="float" office:value="0.0984707176667582" calcext:value-type="float">
            <text:p>0.098470717666758</text:p>
          </table:table-cell>
          <table:table-cell table:number-columns-repeated="2"/>
        </table:table-row>
        <table:table-row table:style-name="ro1">
          <table:table-cell/>
          <table:table-cell table:formula="of:=SUM([.B20:.B28])/9" office:value-type="float" office:value="77.2924444444444" calcext:value-type="float">
            <text:p>77.2924444444444</text:p>
          </table:table-cell>
          <table:table-cell table:formula="of:=SUM([.C20:.C28])/9" office:value-type="float" office:value="34.4688951561663" calcext:value-type="float">
            <text:p>34.4688951561663</text:p>
          </table:table-cell>
          <table:table-cell table:formula="of:=SUM([.D20:.D28])/9" office:value-type="float" office:value="0.165255121660917" calcext:value-type="float">
            <text:p>0.1652551216609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21:26:28.447910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9-29T21:28:53.927816475</dc:date>
    <meta:editing-duration>PT5M31S</meta:editing-duration>
    <meta:editing-cycles>4</meta:editing-cycles>
    <meta:generator>LibreOffice/6.4.7.2$Linux_X86_64 LibreOffice_project/40$Build-2</meta:generator>
    <meta:document-statistic meta:table-count="1" meta:cell-count="102" meta:object-count="0"/>
  </office:meta>
</office:document-meta>
</file>